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5.187cm"/>
    </style:style>
    <style:style style:name="P1" style:family="paragraph" style:parent-style-name="header">
      <style:text-properties officeooo:rsid="00124053" officeooo:paragraph-rsid="00124053"/>
    </style:style>
    <style:style style:name="P2" style:family="paragraph" style:parent-style-name="heading">
      <style:text-properties officeooo:rsid="00124053" officeooo:paragraph-rsid="00124053"/>
    </style:style>
    <style:style style:name="P3" style:family="paragraph" style:parent-style-name="heading3">
      <style:text-properties officeooo:rsid="0016911e" officeooo:paragraph-rsid="0016911e"/>
    </style:style>
    <style:style style:name="P4" style:family="paragraph" style:parent-style-name="bodyIndent1">
      <style:text-properties officeooo:rsid="00170f83" officeooo:paragraph-rsid="00170f83"/>
    </style:style>
    <style:style style:name="P5" style:family="paragraph" style:parent-style-name="bodyIndent1">
      <style:text-properties officeooo:rsid="0018c854" officeooo:paragraph-rsid="0018c854"/>
    </style:style>
    <style:style style:name="P6" style:family="paragraph" style:parent-style-name="Table_20_Contents">
      <style:text-properties officeooo:rsid="0018c854" officeooo:paragraph-rsid="0018c854"/>
    </style:style>
    <style:style style:name="P7" style:family="paragraph" style:parent-style-name="Table_20_Contents">
      <style:paragraph-properties fo:text-align="center" style:justify-single-word="false"/>
      <style:text-properties officeooo:rsid="0018c854" officeooo:paragraph-rsid="0018c85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993d2" officeooo:paragraph-rsid="001993d2"/>
    </style:style>
    <style:style style:name="P10" style:family="paragraph" style:parent-style-name="Table_20_Contents">
      <style:text-properties officeooo:rsid="001993d2" officeooo:paragraph-rsid="001993d2"/>
    </style:style>
    <style:style style:name="P11" style:family="paragraph" style:parent-style-name="Table_20_Contents">
      <style:paragraph-properties fo:text-align="center" style:justify-single-word="false"/>
      <style:text-properties officeooo:rsid="001a365b" officeooo:paragraph-rsid="001a365b"/>
    </style:style>
    <style:style style:name="P12" style:family="paragraph" style:parent-style-name="Table_20_Contents">
      <style:text-properties officeooo:rsid="001a365b" officeooo:paragraph-rsid="001a365b"/>
    </style:style>
    <style:style style:name="P13" style:family="paragraph" style:parent-style-name="bodyIndent1">
      <style:text-properties officeooo:rsid="0018c854" officeooo:paragraph-rsid="0018c854"/>
    </style:style>
    <style:style style:name="P14" style:family="paragraph" style:parent-style-name="bodyIndent1">
      <style:text-properties officeooo:rsid="001cca45" officeooo:paragraph-rsid="001cca45"/>
    </style:style>
    <style:style style:name="P15" style:family="paragraph" style:parent-style-name="bodyBulletIndent1" style:list-style-name=""/>
    <style:style style:name="P16" style:family="paragraph" style:parent-style-name="bodyBulletIndent1" style:list-style-name="">
      <style:text-properties officeooo:rsid="00139c3d" officeooo:paragraph-rsid="00139c3d"/>
    </style:style>
    <style:style style:name="P17" style:family="paragraph" style:parent-style-name="Table_20_Contents">
      <style:paragraph-properties fo:text-align="center" style:justify-single-word="false"/>
      <style:text-properties officeooo:rsid="001bec4f" officeooo:paragraph-rsid="001bec4f"/>
    </style:style>
    <style:style style:name="P18" style:family="paragraph" style:parent-style-name="Table_20_Contents">
      <style:text-properties officeooo:rsid="001bec4f" officeooo:paragraph-rsid="001bec4f"/>
    </style:style>
    <style:style style:name="T1" style:family="text">
      <style:text-properties officeooo:rsid="0014f108"/>
    </style:style>
    <style:style style:name="T2" style:family="text">
      <style:text-properties officeooo:rsid="0015b9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ter Effects CS6 Essential Training (lynda.com)</text:p>
      <text:h text:style-name="heading3" text:outline-level="1">The Six Foundations</text:h>
      <text:list xml:id="list2593746073075860085" text:style-name="bulletListCustom_5f_indent1">
        <text:list-item>
          <text:p text:style-name="bodyBulletIndent1">Compositions</text:p>
        </text:list-item>
        <text:list-item>
          <text:p text:style-name="bodyBulletIndent1">Layers</text:p>
        </text:list-item>
        <text:list-item>
          <text:p text:style-name="bodyBulletIndent1">Animation</text:p>
        </text:list-item>
        <text:list-item>
          <text:p text:style-name="bodyBulletIndent1">Effects</text:p>
        </text:list-item>
        <text:list-item>
          <text:p text:style-name="bodyBulletIndent1">3D</text:p>
        </text:list-item>
        <text:list-item>
          <text:p text:style-name="bodyBulletIndent1">Rendering</text:p>
        </text:list-item>
      </text:list>
      <text:p text:style-name="P15"/>
      <text:p text:style-name="P16">Compositions</text:p>
      <text:p text:style-name="P16">Will be working with HDV 1080/DVCPRO with width changed to <text:span text:style-name="T2">1280x720</text:span> and square pixels. <text:span text:style-name="T1">24fps</text:span></text:p>
      <text:h text:style-name="P3" text:outline-level="1">Animation</text:h>
      <text:p text:style-name="bodyIndent1">To set preview range, move playhead end of range and press n</text:p>
      <text:p text:style-name="P4">go to beginning of timeline home key</text:p>
      <text:p text:style-name="P4">Preview animation: 0 to start, spacebar to end</text:p>
      <text:p text:style-name="P4">Next Keyframe: k <text:s/>Prev keyframe: j</text:p>
      <text:p text:style-name="P4">Toggle animation properties: select layer and press u</text:p>
      <text:p text:style-name="P4"/>
      <text:p text:style-name="P5">Shortcuts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">n</text:p>
          </table:table-cell>
          <table:table-cell office:value-type="string">
            <text:p text:style-name="P6">Set end of preview range</text:p>
          </table:table-cell>
        </table:table-row>
        <table:table-row>
          <table:table-cell office:value-type="string">
            <text:p text:style-name="P7">spacebar</text:p>
          </table:table-cell>
          <table:table-cell office:value-type="string">
            <text:p text:style-name="P6">Stop playback</text:p>
            <text:p text:style-name="P6"/>
          </table:table-cell>
        </table:table-row>
        <table:table-row>
          <table:table-cell office:value-type="string">
            <text:p text:style-name="P7">Home</text:p>
          </table:table-cell>
          <table:table-cell office:value-type="string">
            <text:p text:style-name="P6">Move playhead back to beginning of timeline</text:p>
            <text:p text:style-name="P6"/>
          </table:table-cell>
        </table:table-row>
        <table:table-row>
          <table:table-cell office:value-type="string">
            <text:p text:style-name="P7">k</text:p>
          </table:table-cell>
          <table:table-cell office:value-type="string">
            <text:p text:style-name="P6">Go to kext keyframe</text:p>
          </table:table-cell>
        </table:table-row>
        <table:table-row>
          <table:table-cell office:value-type="string">
            <text:p text:style-name="P7">j </text:p>
          </table:table-cell>
          <table:table-cell office:value-type="string">
            <text:p text:style-name="P6">Go to previous keyframe</text:p>
          </table:table-cell>
        </table:table-row>
        <table:table-row>
          <table:table-cell office:value-type="string">
            <text:p text:style-name="P7">u</text:p>
          </table:table-cell>
          <table:table-cell office:value-type="string">
            <text:p text:style-name="P6">when layer with animation selected, will toggle visibility of layers with animation.</text:p>
          </table:table-cell>
        </table:table-row>
        <table:table-row>
          <table:table-cell office:value-type="string">
            <text:p text:style-name="P9">p</text:p>
          </table:table-cell>
          <table:table-cell office:value-type="string">
            <text:p text:style-name="P10">open position data for a layer</text:p>
          </table:table-cell>
        </table:table-row>
        <table:table-row>
          <table:table-cell office:value-type="string">
            <text:p text:style-name="P11">end - n</text:p>
          </table:table-cell>
          <table:table-cell office:value-type="string">
            <text:p text:style-name="P12">send playhead to end then set the out point to the end before rendering</text:p>
          </table:table-cell>
        </table:table-row>
        <table:table-row>
          <table:table-cell office:value-type="string">
            <text:p text:style-name="P17">ctrl k</text:p>
          </table:table-cell>
          <table:table-cell office:value-type="string">
            <text:p text:style-name="P18">With comp selected, opens comp settings panel</text:p>
          </table:table-cell>
        </table:table-row>
        <table:table-row>
          <table:table-cell office:value-type="string">
            <text:p text:style-name="P17">ctrl d</text:p>
          </table:table-cell>
          <table:table-cell office:value-type="string">
            <text:p text:style-name="P18">With comp selected, creates duplicate composition</text:p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ext:soft-page-break/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</table:table>
      <text:p text:style-name="P5"/>
      <text:p text:style-name="P5"/>
      <text:p text:style-name="P14">When importing video, use the preview window to trim with in and out points before adding to project - especially important for long vide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heading" style:family="paragraph" style:parent-style-name="Heading_20_1" style:default-outline-level="" style:list-style-name="">
      <style:text-properties fo:font-size="14pt" style:font-size-asian="14pt" style:font-size-complex="14pt"/>
    </style:style>
    <style:style style:name="unitHeading" style:family="paragraph" style:parent-style-name="Heading_20_1" style:default-outline-level="" style:list-style-name="">
      <style:text-properties fo:font-size="12pt" style:font-size-asian="12pt" style:font-size-complex="12pt"/>
    </style:style>
    <style:style style:name="unitSubHeading" style:family="paragraph" style:parent-style-name="unitHeading">
      <style:paragraph-properties fo:margin-left="0cm" fo:margin-right="0cm" fo:margin-top="0.203cm" fo:margin-bottom="0.203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odyIndent1" style:family="paragraph" style:parent-style-name="Standard">
      <style:paragraph-properties fo:margin-left="0.635cm" fo:margin-right="0cm" fo:margin-top="0cm" fo:margin-bottom="0.254cm" loext:contextual-spacing="false" fo:text-indent="0cm" style:auto-text-indent="false"/>
    </style:style>
    <style:style style:name="bodyBulletIndent1" style:family="paragraph" style:parent-style-name="bodyIndent1" style:list-style-name="bulletListCustom_5f_indent1" style:master-page-name="">
      <style:paragraph-properties style:page-number="auto">
        <style:tab-stops/>
      </style:paragraph-properties>
    </style:style>
    <style:style style:name="heading_5f_imedSmall" style:display-name="heading_imedSmall" style:family="paragraph" style:parent-style-name="unitHeading" style:default-outline-level="1" style:list-style-name=""/>
    <style:style style:name="taskFileName" style:family="paragraph" style:parent-style-name="unitSubHeading" style:default-outline-level="1" style:list-style-name="">
      <style:paragraph-properties fo:margin-left="0.635cm" fo:margin-right="0cm" fo:text-indent="0cm" style:auto-text-indent="false"/>
    </style:style>
    <style:style style:name="algorithm" style:family="paragraph" style:parent-style-name="bodyBulletIndent1" style:list-style-name="bulletListCustom_5f_indent1"/>
    <style:style style:name="code" style:family="paragraph" style:parent-style-name="bodyIndent1" style:list-style-name="">
      <style:paragraph-properties fo:margin-top="0.152cm" fo:margin-bottom="0cm" loext:contextual-spacing="false">
        <style:tab-stops>
          <style:tab-stop style:position="0.381cm"/>
        </style:tab-stops>
      </style:paragraph-properties>
      <style:text-properties style:font-name="Andale Mono" fo:font-family="'Andale Mono'" style:font-style-name="Regular" style:font-pitch="fixed" fo:font-size="10pt"/>
    </style:style>
    <style:style style:name="bodyOutline1" style:family="paragraph" style:parent-style-name="bodyIndent1" style:default-outline-level="1" style:list-style-name="Outline">
      <style:paragraph-properties fo:margin-left="0cm" fo:margin-right="0cm" fo:margin-top="0cm" fo:margin-bottom="0cm" loext:contextual-spacing="false" fo:text-indent="0cm" style:auto-text-indent="false"/>
      <style:text-properties fo:font-size="14pt"/>
    </style:style>
    <style:style style:name="bodyOutline3" style:family="paragraph" style:parent-style-name="taskFileName" style:default-outline-level="3" style:list-style-name="Outline">
      <style:text-properties style:font-name="Times New Roman1" fo:font-family="'Times New Roman'" style:font-style-name="Regular" style:font-family-generic="roman" style:font-pitch="variable" fo:font-size="12pt" fo:font-weight="normal" style:font-size-asian="10.5pt" style:font-size-complex="10.5pt"/>
    </style:style>
    <style:style style:name="bodyOutline4" style:family="paragraph" style:parent-style-name="bodyOutline3" style:default-outline-level="4" style:list-style-name="Outline">
      <style:text-properties style:font-size-asian="10.5pt" style:font-size-complex="10.5pt"/>
    </style:style>
    <style:style style:name="bodyOutline5" style:family="paragraph" style:parent-style-name="bodyOutline4" style:default-outline-level="" style:list-style-name="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bodyOutline2" style:family="paragraph" style:parent-style-name="bodyOutline3" style:default-outline-level="2" style:list-style-name="Outline">
      <style:text-properties style:font-name="Times New Roman1" fo:font-family="'Times New Roman'" style:font-style-name="Regular" style:font-family-generic="roman" style:font-pitch="variable" fo:font-size="12pt" fo:font-weight="normal" style:font-size-asian="10.5pt" style:font-size-complex="10.5pt"/>
    </style:style>
    <style:style style:name="heading2" style:family="paragraph" style:parent-style-name="unitHeading" style:default-outline-level="1" style:list-style-name=""/>
    <style:style style:name="heading3" style:family="paragraph" style:parent-style-name="heading2"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heading3_5f_indent" style:display-name="heading3_indent" style:family="paragraph" style:parent-style-name="heading3">
      <style:paragraph-properties fo:margin-left="0.406cm" fo:margin-right="0cm" fo:margin-top="0.127cm" fo:margin-bottom="0.102cm" loext:contextual-spacing="false" fo:text-indent="0cm" style:auto-text-indent="false"/>
    </style:style>
    <style:style style:name="codeInBody" style:family="paragraph" style:parent-style-name="bodyIndent1">
      <style:paragraph-properties fo:margin-left="0.635cm" fo:margin-right="0cm" fo:text-indent="0cm" style:auto-text-indent="false"/>
      <style:text-properties style:font-name="Andale Mono1" fo:font-family="'Andale Mono'" style:font-pitch="fixed" fo:font-size="9pt" style:font-size-asian="9pt" style:font-size-complex="9pt"/>
    </style:style>
    <style:style style:name="codeInBody_5f_block" style:display-name="codeInBody_block" style:family="paragraph" style:parent-style-name="codeInBody" style:default-outline-level="1" style:list-style-name="">
      <style:paragraph-properties fo:margin-top="0cm" fo:margin-bottom="0.152cm" loext:contextual-spacing="false"/>
    </style:style>
    <style:style style:name="codeBulletIndent1" style:family="paragraph" style:parent-style-name="bodyBulletIndent1">
      <style:text-properties style:font-name="Andale Mono1" fo:font-family="'Andale Mono'" style:font-pitch="fixed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utputInBody" style:family="text">
      <style:text-properties fo:font-style="italic" style:font-style-asian="italic" style:font-style-complex="italic"/>
    </style:style>
    <style:style style:name="codeInSentence" style:family="text">
      <style:text-properties style:font-name="Andale Mono1" fo:font-family="'Andale Mono'" style:font-pitch="fixed" fo:font-size="10pt" style:font-size-asian="10pt" style:font-size-complex="10pt"/>
    </style:style>
    <style:style style:name="newWord" style:family="text">
      <style:text-properties fo:font-style="italic" style:font-style-asian="italic" style:font-style-complex="italic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508cm" fo:text-indent="-0.508cm" fo:margin-left="1.27cm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1.016cm" fo:margin-left="1.778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1.016cm" fo:margin-left="2.66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1.524cm" fo:text-indent="-0.508cm" fo:margin-left="2.66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508cm" fo:margin-left="0.635cm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381cm" fo:margin-left="1.01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4053" officeooo:paragraph-rsid="0012405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After Effects CS6 Ess Train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Rainey</meta:initial-creator>
    <meta:creation-date>2010-07-27T15:49:55</meta:creation-date>
    <dc:date>2016-03-21T16:08:49.936000000</dc:date>
    <meta:editing-duration>P7DT23H15M15S</meta:editing-duration>
    <meta:editing-cycles>87</meta:editing-cycles>
    <meta:generator>LibreOffice/5.0.4.2$Windows_x86 LibreOffice_project/2b9802c1994aa0b7dc6079e128979269cf95bc78</meta:generator>
    <meta:printed-by>William Rainey</meta:printed-by>
    <meta:print-date>2010-08-23T17:08:30</meta:print-date>
    <meta:document-statistic meta:table-count="1" meta:image-count="0" meta:object-count="0" meta:page-count="2" meta:paragraph-count="39" meta:word-count="190" meta:character-count="1077" meta:non-whitespace-character-count="930"/>
  </office:meta>
</office:document-meta>
</file>